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1in" table:align="left"/>
    </style:style>
    <style:style style:name="Table2.A" style:family="table-column">
      <style:table-column-properties style:column-width="3.309in"/>
    </style:style>
    <style:style style:name="Table2.B" style:family="table-column">
      <style:table-column-properties style:column-width="3.3819in"/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277c85" officeooo:paragraph-rsid="00177ac8" style:font-weight-asian="bold" style:font-weight-complex="bold"/>
    </style:style>
    <style:style style:name="P2" style:family="paragraph" style:parent-style-name="Standard">
      <style:text-properties fo:font-weight="bold" officeooo:rsid="00257cba" officeooo:paragraph-rsid="00177ac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27f32b" officeooo:paragraph-rsid="00177ac8"/>
    </style:style>
    <style:style style:name="P4" style:family="paragraph" style:parent-style-name="Table_20_Contents">
      <style:text-properties officeooo:rsid="0027f32b" officeooo:paragraph-rsid="00177ac8"/>
    </style:style>
    <style:style style:name="P5" style:family="paragraph" style:parent-style-name="Table_20_Contents">
      <style:paragraph-properties fo:text-align="end" style:justify-single-word="false"/>
      <style:text-properties fo:font-weight="bold" officeooo:rsid="0027f32b" officeooo:paragraph-rsid="00177ac8" style:font-weight-asian="bold" style:font-weight-complex="bold"/>
    </style:style>
    <style:style style:name="P6" style:family="paragraph" style:parent-style-name="Table_20_Contents">
      <style:text-properties officeooo:paragraph-rsid="00177ac8"/>
    </style:style>
    <style:style style:name="P7" style:family="paragraph" style:parent-style-name="Text_20_body">
      <style:text-properties fo:font-weight="bold" officeooo:rsid="00277c85" officeooo:paragraph-rsid="00177ac8" style:font-weight-asian="bold" style:font-weight-complex="bold"/>
    </style:style>
    <style:style style:name="P8" style:family="paragraph" style:parent-style-name="Text_20_body">
      <style:text-properties officeooo:paragraph-rsid="00177ac8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Actividad 3:</text:span></text:p>
      <text:p text:style-name="P8">Investiga ahora si tu empresa precisa de algún trámite específico debido a la actividad que pretendes desarrollar<text:span text:style-name="Strong_20_Emphasis">. </text:span>Si es así, indícalo en este apartado: lugar, plazo, objetivo del trámite... Si la actividad no exige trámites específicos, basta que justifiques el resultado de tus investigaciones. </text:p>
      <text:p text:style-name="P2">Ley de protección de datos.</text:p>
      <text:p text:style-name="P2"><text:span text:style-name="T1">Al trabajar con datos de otras empresas y particulares, tendremos la obligación de seguir la normativa de protección de datos.</text:span></text:p>
      <text:p text:style-name="P1"><text:span text:style-name="T1">Para ello hay que documentar los flujos de datos personales que circulan en la empresa en el </text:span>registro de actividades de tratamiento. <text:span text:style-name="T1">Para todos los trámites en relación a la protección de datos, habrá que acudir al </text:span>Registro General de la Agencia Española de Protección de Datos.</text:p>
      <text:p text:style-name="P1"/>
      <text:p text:style-name="P1"><text:span text:style-name="T1">También habría que tener un </text:span>seguro de responsabilidad civil<text:span text:style-name="T1"> ante cualquier problema que pueda haber. Esto se hará con alguna aseguradora privada.</text:span></text:p>
      <text:p text:style-name="P1"><text:span text:style-name="T1"/></text:p>
      <text:p text:style-name="P7"><text:span text:style-name="Strong_20_Emphasis">Actividad 4: </text:span></text:p>
      <text:p text:style-name="P8">Para terminar, determina el <text:span text:style-name="Strong_20_Emphasis">coste total</text:span> de los trámites de constitución y puesta en marcha de tu empresa. </text:p>
      <table:table table:name="Table2" table:style-name="Table2">
        <table:table-column table:style-name="Table2.A"/>
        <table:table-column table:style-name="Table2.B"/>
        <table:table-row table:style-name="TableLine93848311987888">
          <table:table-cell table:style-name="Table2.A1" office:value-type="string">
            <text:p text:style-name="P3">Trámite</text:p>
          </table:table-cell>
          <table:table-cell table:style-name="Table2.B1" office:value-type="string">
            <text:p text:style-name="P3">Coste</text:p>
          </table:table-cell>
        </table:table-row>
        <table:table-row table:style-name="TableLine93848311987888">
          <table:table-cell table:style-name="Table2.A8" office:value-type="string">
            <text:p text:style-name="P4">Solicitud de denominación social</text:p>
          </table:table-cell>
          <table:table-cell table:style-name="Table2.B8" office:value-type="string">
            <text:p text:style-name="P4">~10€</text:p>
          </table:table-cell>
        </table:table-row>
        <table:table-row table:style-name="TableLine93848311987888">
          <table:table-cell table:style-name="Table2.A8" office:value-type="string">
            <text:p text:style-name="P4">Estatutos de la sociedad</text:p>
          </table:table-cell>
          <table:table-cell table:style-name="Table2.B8" office:value-type="string">
            <text:p text:style-name="P4">~200€</text:p>
          </table:table-cell>
        </table:table-row>
        <table:table-row table:style-name="TableLine93848311987888">
          <table:table-cell table:style-name="Table2.A8" office:value-type="string">
            <text:p text:style-name="P4">Inscripción en el registro mercantil</text:p>
          </table:table-cell>
          <table:table-cell table:style-name="Table2.B8" office:value-type="string">
            <text:p text:style-name="P4">~150€</text:p>
          </table:table-cell>
        </table:table-row>
        <table:table-row table:style-name="TableLine93848311987888">
          <table:table-cell table:style-name="Table2.A8" office:value-type="string">
            <text:p text:style-name="P4">Fianza del alquiler del local</text:p>
          </table:table-cell>
          <table:table-cell table:style-name="Table2.B8" office:value-type="string">
            <text:p text:style-name="P4">~600€</text:p>
          </table:table-cell>
        </table:table-row>
        <table:table-row table:style-name="TableLine93848311987888">
          <table:table-cell table:style-name="Table2.A8" office:value-type="string">
            <text:p text:style-name="P4">Seguro de protección civil</text:p>
          </table:table-cell>
          <table:table-cell table:style-name="Table2.B8" office:value-type="string">
            <text:p text:style-name="P4">~150€ anuales</text:p>
          </table:table-cell>
        </table:table-row>
        <table:table-row table:style-name="TableLine93848311987888">
          <table:table-cell table:style-name="Table2.A8" office:value-type="string">
            <text:p text:style-name="P6"/>
          </table:table-cell>
          <table:table-cell table:style-name="Table2.B8" office:value-type="string">
            <text:p text:style-name="P6"/>
          </table:table-cell>
        </table:table-row>
        <table:table-row table:style-name="TableLine93848311987888">
          <table:table-cell table:style-name="Table2.A8" office:value-type="string">
            <text:p text:style-name="P5">Total</text:p>
          </table:table-cell>
          <table:table-cell table:style-name="Table2.B8" office:value-type="string">
            <text:p text:style-name="P5">1.110€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gloglo </meta:initial-creator>
    <meta:creation-date>2022-04-14T13:10:41.626425297</meta:creation-date>
    <dc:date>2022-04-14T13:10:52.959628474</dc:date>
    <dc:creator>Gogloglo </dc:creator>
    <meta:editing-duration>PT12S</meta:editing-duration>
    <meta:editing-cycles>1</meta:editing-cycles>
    <meta:document-statistic meta:table-count="1" meta:image-count="0" meta:object-count="0" meta:page-count="1" meta:paragraph-count="22" meta:word-count="192" meta:character-count="1206" meta:non-whitespace-character-count="1033"/>
    <meta:generator>LibreOffice/6.4.7.2$Linux_X86_64 LibreOffice_project/40$Build-2</meta:generator>
  </office:meta>
</office:document-meta>
</file>